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contextual-spacing="false"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d7ba7d" loext:opacity="100%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6a9955" loext:opacity="100%" style:font-name="Consolas" fo:font-size="10.5pt" fo:font-weight="normal"/>
    </style:style>
    <style:style style:name="T8" style:family="text">
      <style:text-properties fo:color="#c586c0" loext:opacity="100%"/>
    </style:style>
    <style:style style:name="T9" style:family="text">
      <style:text-properties fo:color="#d7ba7d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:root {</text:p>
      <text:p text:style-name="P2">  <text:span text:style-name="T1">font-family: system-ui, Avenir, Helvetica, Arial, sans-serif;</text:span></text:p>
      <text:p text:style-name="P2">  <text:span text:style-name="T1">line-height: 1.5;</text:span></text:p>
      <text:p text:style-name="P2">  <text:span text:style-name="T1">font-weight: 400;</text:span></text:p>
      <text:p text:style-name="P3"/>
      <text:p text:style-name="P2">  <text:span text:style-name="T1">color-scheme: light dark;</text:span></text:p>
      <text:p text:style-name="P2">  <text:span text:style-name="T1">color: rgba(255, 255, 255, 0.87);</text:span></text:p>
      <text:p text:style-name="P2">  <text:span text:style-name="T1">background-color: #242424;</text:span></text:p>
      <text:p text:style-name="P3"/>
      <text:p text:style-name="P2">  <text:span text:style-name="T1">font-synthesis: none;</text:span></text:p>
      <text:p text:style-name="P2">  <text:span text:style-name="T1">text-rendering: optimizeLegibility;</text:span></text:p>
      <text:p text:style-name="P2">  <text:span text:style-name="T1">-webkit-font-smoothing: antialiased;</text:span></text:p>
      <text:p text:style-name="P2">  <text:span text:style-name="T1">-moz-osx-font-smoothing: grayscale;</text:span></text:p>
      <text:p text:style-name="P1">}</text:p>
      <text:p text:style-name="P3"/>
      <text:p text:style-name="P1">a {</text:p>
      <text:p text:style-name="P2">  <text:span text:style-name="T1">font-weight: 500;</text:span></text:p>
      <text:p text:style-name="P2">  <text:span text:style-name="T1">color: #646cff;</text:span></text:p>
      <text:p text:style-name="P2">  <text:span text:style-name="T1">text-decoration: inherit;</text:span></text:p>
      <text:p text:style-name="P1">}</text:p>
      <text:p text:style-name="P1">a:hover {</text:p>
      <text:p text:style-name="P2">  <text:span text:style-name="T1">color: #535bf2;</text:span></text:p>
      <text:p text:style-name="P1">}</text:p>
      <text:p text:style-name="P3"/>
      <text:p text:style-name="P1">body {</text:p>
      <text:p text:style-name="P2">  <text:span text:style-name="T1">margin: 0;</text:span></text:p>
      <text:p text:style-name="P2">  <text:span text:style-name="T1">display: flex;</text:span></text:p>
      <text:p text:style-name="P2">  <text:span text:style-name="T1">place-items: center;</text:span></text:p>
      <text:p text:style-name="P2">  <text:span text:style-name="T1">min-width: 320px;</text:span></text:p>
      <text:p text:style-name="P2">  <text:span text:style-name="T1">min-height: 100vh;</text:span></text:p>
      <text:p text:style-name="P2">  <text:span text:style-name="T1">background-color: #f8fafc; </text:span></text:p>
      <text:p text:style-name="P1">}</text:p>
      <text:p text:style-name="P3"/>
      <text:p text:style-name="P1">h1 {</text:p>
      <text:p text:style-name="P2">  <text:span text:style-name="T1">font-size: 3.2em;</text:span></text:p>
      <text:p text:style-name="P2">  <text:span text:style-name="T1">line-height: 1.1;</text:span></text:p>
      <text:p text:style-name="P1">}</text:p>
      <text:p text:style-name="P3"/>
      <text:p text:style-name="P1">button {</text:p>
      <text:p text:style-name="P2">  <text:span text:style-name="T1">border-radius: 8px;</text:span></text:p>
      <text:p text:style-name="P2">  <text:span text:style-name="T1">border: 1px solid transparent;</text:span></text:p>
      <text:p text:style-name="P2">  <text:span text:style-name="T1">padding: 0.6em 1.2em;</text:span></text:p>
      <text:p text:style-name="P2">  <text:span text:style-name="T1">font-size: 1em;</text:span></text:p>
      <text:p text:style-name="P2">  <text:span text:style-name="T1">font-weight: 500;</text:span></text:p>
      <text:p text:style-name="P2">  <text:span text:style-name="T1">font-family: inherit;</text:span></text:p>
      <text:p text:style-name="P2">  <text:span text:style-name="T1">background-color: #1a1a1a;</text:span></text:p>
      <text:p text:style-name="P2">  <text:span text:style-name="T1">cursor: pointer;</text:span></text:p>
      <text:p text:style-name="P2">  <text:span text:style-name="T1">transition: border-color 0.25s;</text:span></text:p>
      <text:p text:style-name="P1">}</text:p>
      <text:p text:style-name="P1">button:hover {</text:p>
      <text:p text:style-name="P2"><text:soft-page-break/>  <text:span text:style-name="T1">border-color: #646cff;</text:span></text:p>
      <text:p text:style-name="P1">}</text:p>
      <text:p text:style-name="P1">button:focus,</text:p>
      <text:p text:style-name="P1">button:focus-visible {</text:p>
      <text:p text:style-name="P2">  <text:span text:style-name="T1">outline: 4px auto -webkit-focus-ring-color;</text:span></text:p>
      <text:p text:style-name="P1">}</text:p>
      <text:p text:style-name="P3"/>
      <text:p text:style-name="P1">@media (prefers-color-scheme: light) {</text:p>
      <text:p text:style-name="P2">  <text:span text:style-name="T1">:root {</text:span></text:p>
      <text:p text:style-name="P2">    <text:span text:style-name="T1">color: #213547;</text:span></text:p>
      <text:p text:style-name="P2">    <text:span text:style-name="T1">background-color: #ffffff;</text:span></text:p>
      <text:p text:style-name="P2">  <text:span text:style-name="T1">}</text:span></text:p>
      <text:p text:style-name="P2">  <text:span text:style-name="T1">a:hover {</text:span></text:p>
      <text:p text:style-name="P2">    <text:span text:style-name="T1">color: #747bff;</text:span></text:p>
      <text:p text:style-name="P2">  <text:span text:style-name="T1">}</text:span></text:p>
      <text:p text:style-name="P2">  <text:span text:style-name="T1">button {</text:span></text:p>
      <text:p text:style-name="P2">    <text:span text:style-name="T1">background-color: #f9f9f9;</text:span></text:p>
      <text:p text:style-name="P2">  <text:span text:style-name="T1">}</text:span></text:p>
      <text:p text:style-name="P1">}</text:p>
      <text:p text:style-name="P1">*/</text:p>
      <text:p text:style-name="P4"/>
      <text:p text:style-name="P5"><text:span text:style-name="T2">:root</text:span> {</text:p>
      <text:p text:style-name="P6">  <text:span text:style-name="T3">font-family</text:span><text:span text:style-name="T1">: </text:span><text:span text:style-name="T4">system-ui</text:span><text:span text:style-name="T1">, Avenir, </text:span><text:span text:style-name="T4">Helvetica</text:span><text:span text:style-name="T1">, </text:span><text:span text:style-name="T4">Arial</text:span><text:span text:style-name="T1">, </text:span><text:span text:style-name="T4">sans-serif</text:span><text:span text:style-name="T1">;</text:span></text:p>
      <text:p text:style-name="P6">  <text:span text:style-name="T3">line-height</text:span><text:span text:style-name="T1">: </text:span><text:span text:style-name="T5">1.5</text:span><text:span text:style-name="T1">;</text:span></text:p>
      <text:p text:style-name="P6">  <text:span text:style-name="T3">font-weight</text:span><text:span text:style-name="T1">: </text:span><text:span text:style-name="T5">400</text:span><text:span text:style-name="T1">;</text:span></text:p>
      <text:p text:style-name="P3"/>
      <text:p text:style-name="P6">  <text:span text:style-name="T3">color-scheme</text:span><text:span text:style-name="T1">: </text:span><text:span text:style-name="T4">light</text:span><text:span text:style-name="T1"> </text:span><text:span text:style-name="T4">dark</text:span><text:span text:style-name="T1">;</text:span></text:p>
      <text:p text:style-name="P6">  <text:span text:style-name="T3">color</text:span><text:span text:style-name="T1">: </text:span><text:span text:style-name="T6">rgba</text:span><text:span text:style-name="T1">(</text:span><text:span text:style-name="T5">255</text:span><text:span text:style-name="T1">, </text:span><text:span text:style-name="T5">255</text:span><text:span text:style-name="T1">, </text:span><text:span text:style-name="T5">255</text:span><text:span text:style-name="T1">, </text:span><text:span text:style-name="T5">0.87</text:span><text:span text:style-name="T1">);</text:span></text:p>
      <text:p text:style-name="P6">  <text:span text:style-name="T3">background-color</text:span><text:span text:style-name="T1">: </text:span><text:span text:style-name="T4">#242424</text:span><text:span text:style-name="T1">;</text:span></text:p>
      <text:p text:style-name="P3"/>
      <text:p text:style-name="P6">  <text:span text:style-name="T3">font-synthesis</text:span><text:span text:style-name="T1">: </text:span><text:span text:style-name="T4">none</text:span><text:span text:style-name="T1">;</text:span></text:p>
      <text:p text:style-name="P6">  <text:span text:style-name="T3">text-rendering</text:span><text:span text:style-name="T1">: </text:span><text:span text:style-name="T4">optimizeLegibility</text:span><text:span text:style-name="T1">;</text:span></text:p>
      <text:p text:style-name="P6">  <text:span text:style-name="T3">-webkit-font-smoothing</text:span><text:span text:style-name="T1">: </text:span><text:span text:style-name="T4">antialiased</text:span><text:span text:style-name="T1">;</text:span></text:p>
      <text:p text:style-name="P6">  <text:span text:style-name="T3">-moz-osx-font-smoothing</text:span><text:span text:style-name="T1">: </text:span><text:span text:style-name="T4">grayscale</text:span><text:span text:style-name="T1">;</text:span></text:p>
      <text:p text:style-name="P5">}</text:p>
      <text:p text:style-name="P3"/>
      <text:p text:style-name="P5"><text:span text:style-name="T2">a</text:span> {</text:p>
      <text:p text:style-name="P6">  <text:span text:style-name="T3">font-weight</text:span><text:span text:style-name="T1">: </text:span><text:span text:style-name="T5">500</text:span><text:span text:style-name="T1">;</text:span></text:p>
      <text:p text:style-name="P6">  <text:span text:style-name="T3">color</text:span><text:span text:style-name="T1">: </text:span><text:span text:style-name="T4">#646cff</text:span><text:span text:style-name="T1">;</text:span></text:p>
      <text:p text:style-name="P6">  <text:span text:style-name="T3">text-decoration</text:span><text:span text:style-name="T1">: </text:span><text:span text:style-name="T4">inherit</text:span><text:span text:style-name="T1">;</text:span></text:p>
      <text:p text:style-name="P5">}</text:p>
      <text:p text:style-name="P5"><text:span text:style-name="T2">a:hover</text:span> {</text:p>
      <text:p text:style-name="P6">  <text:span text:style-name="T3">color</text:span><text:span text:style-name="T1">: </text:span><text:span text:style-name="T4">#535bf2</text:span><text:span text:style-name="T1">;</text:span></text:p>
      <text:p text:style-name="P5">}</text:p>
      <text:p text:style-name="P3"/>
      <text:p text:style-name="P5"><text:span text:style-name="T2">body</text:span> {</text:p>
      <text:p text:style-name="P6">  <text:span text:style-name="T3">margin</text:span><text:span text:style-name="T1">: </text:span><text:span text:style-name="T5">0</text:span><text:span text:style-name="T1">;</text:span></text:p>
      <text:p text:style-name="P6">  <text:span text:style-name="T3">display</text:span><text:span text:style-name="T1">: </text:span><text:span text:style-name="T4">flex</text:span><text:span text:style-name="T1">;</text:span></text:p>
      <text:p text:style-name="P6">  <text:span text:style-name="T3">place-items</text:span><text:span text:style-name="T1">: </text:span><text:span text:style-name="T4">center</text:span><text:span text:style-name="T1">;</text:span></text:p>
      <text:p text:style-name="P6">  <text:span text:style-name="T3">min-width</text:span><text:span text:style-name="T1">: </text:span><text:span text:style-name="T5">320px</text:span><text:span text:style-name="T1">;</text:span></text:p>
      <text:p text:style-name="P6"><text:soft-page-break/>  <text:span text:style-name="T3">min-height</text:span><text:span text:style-name="T1">: </text:span><text:span text:style-name="T5">100vh</text:span><text:span text:style-name="T1">;</text:span></text:p>
      <text:p text:style-name="P6">  <text:span text:style-name="T3">background-color</text:span><text:span text:style-name="T1">: </text:span><text:span text:style-name="T4">#f8fafc</text:span><text:span text:style-name="T1">; </text:span></text:p>
      <text:p text:style-name="P3"/>
      <text:p text:style-name="P6">  <text:span text:style-name="T7">/* 👇 AGREGADO: margen interno abajo para que el footer fijo no tape contenido */</text:span></text:p>
      <text:p text:style-name="P6">  <text:span text:style-name="T3">padding-bottom</text:span><text:span text:style-name="T1">: </text:span><text:span text:style-name="T5">60px</text:span><text:span text:style-name="T1">; </text:span><text:span text:style-name="T7">/* ajustá este valor al alto real de tu PiePagina */</text:span></text:p>
      <text:p text:style-name="P6">  <text:span text:style-name="T3">box-sizing</text:span><text:span text:style-name="T1">: </text:span><text:span text:style-name="T4">border-box</text:span><text:span text:style-name="T1">;</text:span></text:p>
      <text:p text:style-name="P5">}</text:p>
      <text:p text:style-name="P3"/>
      <text:p text:style-name="P5"><text:span text:style-name="T2">h1</text:span> {</text:p>
      <text:p text:style-name="P6">  <text:span text:style-name="T3">font-size</text:span><text:span text:style-name="T1">: </text:span><text:span text:style-name="T5">3.2em</text:span><text:span text:style-name="T1">;</text:span></text:p>
      <text:p text:style-name="P6">  <text:span text:style-name="T3">line-height</text:span><text:span text:style-name="T1">: </text:span><text:span text:style-name="T5">1.1</text:span><text:span text:style-name="T1">;</text:span></text:p>
      <text:p text:style-name="P5">}</text:p>
      <text:p text:style-name="P3"/>
      <text:p text:style-name="P5"><text:span text:style-name="T2">button</text:span> {</text:p>
      <text:p text:style-name="P6">  <text:span text:style-name="T3">border-radius</text:span><text:span text:style-name="T1">: </text:span><text:span text:style-name="T5">8px</text:span><text:span text:style-name="T1">;</text:span></text:p>
      <text:p text:style-name="P6">  <text:span text:style-name="T3">border</text:span><text:span text:style-name="T1">: </text:span><text:span text:style-name="T5">1px</text:span><text:span text:style-name="T1"> </text:span><text:span text:style-name="T4">solid</text:span><text:span text:style-name="T1"> </text:span><text:span text:style-name="T4">transparent</text:span><text:span text:style-name="T1">;</text:span></text:p>
      <text:p text:style-name="P6">  <text:span text:style-name="T3">padding</text:span><text:span text:style-name="T1">: </text:span><text:span text:style-name="T5">0.6em</text:span><text:span text:style-name="T1"> </text:span><text:span text:style-name="T5">1.2em</text:span><text:span text:style-name="T1">;</text:span></text:p>
      <text:p text:style-name="P6">  <text:span text:style-name="T3">font-size</text:span><text:span text:style-name="T1">: </text:span><text:span text:style-name="T5">1em</text:span><text:span text:style-name="T1">;</text:span></text:p>
      <text:p text:style-name="P6">  <text:span text:style-name="T3">font-weight</text:span><text:span text:style-name="T1">: </text:span><text:span text:style-name="T5">500</text:span><text:span text:style-name="T1">;</text:span></text:p>
      <text:p text:style-name="P6">  <text:span text:style-name="T3">font-family</text:span><text:span text:style-name="T1">: </text:span><text:span text:style-name="T4">inherit</text:span><text:span text:style-name="T1">;</text:span></text:p>
      <text:p text:style-name="P6">  <text:span text:style-name="T3">background-color</text:span><text:span text:style-name="T1">: </text:span><text:span text:style-name="T4">#1a1a1a</text:span><text:span text:style-name="T1">;</text:span></text:p>
      <text:p text:style-name="P6">  <text:span text:style-name="T3">cursor</text:span><text:span text:style-name="T1">: </text:span><text:span text:style-name="T4">pointer</text:span><text:span text:style-name="T1">;</text:span></text:p>
      <text:p text:style-name="P6">  <text:span text:style-name="T3">transition</text:span><text:span text:style-name="T1">: border-color </text:span><text:span text:style-name="T5">0.25s</text:span><text:span text:style-name="T1">;</text:span></text:p>
      <text:p text:style-name="P5">}</text:p>
      <text:p text:style-name="P5"><text:span text:style-name="T2">button:hover</text:span> {</text:p>
      <text:p text:style-name="P6">  <text:span text:style-name="T3">border-color</text:span><text:span text:style-name="T1">: </text:span><text:span text:style-name="T4">#646cff</text:span><text:span text:style-name="T1">;</text:span></text:p>
      <text:p text:style-name="P5">}</text:p>
      <text:p text:style-name="P5"><text:span text:style-name="T2">button:focus</text:span>,</text:p>
      <text:p text:style-name="P5"><text:span text:style-name="T2">button:focus-visible</text:span> {</text:p>
      <text:p text:style-name="P6">  <text:span text:style-name="T3">outline</text:span><text:span text:style-name="T1">: </text:span><text:span text:style-name="T5">4px</text:span><text:span text:style-name="T1"> </text:span><text:span text:style-name="T4">auto</text:span><text:span text:style-name="T1"> -webkit-focus-ring-color;</text:span></text:p>
      <text:p text:style-name="P5">}</text:p>
      <text:p text:style-name="P3"/>
      <text:p text:style-name="P5"><text:span text:style-name="T8">@media</text:span> (prefers-color-scheme: light) {</text:p>
      <text:p text:style-name="P6">  <text:span text:style-name="T9">:root</text:span><text:span text:style-name="T1"> {</text:span></text:p>
      <text:p text:style-name="P6">    <text:span text:style-name="T3">color</text:span><text:span text:style-name="T1">: </text:span><text:span text:style-name="T4">#213547</text:span><text:span text:style-name="T1">;</text:span></text:p>
      <text:p text:style-name="P6">    <text:span text:style-name="T3">background-color</text:span><text:span text:style-name="T1">: </text:span><text:span text:style-name="T4">#ffffff</text:span><text:span text:style-name="T1">;</text:span></text:p>
      <text:p text:style-name="P6">  <text:span text:style-name="T1">}</text:span></text:p>
      <text:p text:style-name="P6">  <text:span text:style-name="T9">a:hover</text:span><text:span text:style-name="T1"> {</text:span></text:p>
      <text:p text:style-name="P6">    <text:span text:style-name="T3">color</text:span><text:span text:style-name="T1">: </text:span><text:span text:style-name="T4">#747bff</text:span><text:span text:style-name="T1">;</text:span></text:p>
      <text:p text:style-name="P6">  <text:span text:style-name="T1">}</text:span></text:p>
      <text:p text:style-name="P6">  <text:span text:style-name="T9">button</text:span><text:span text:style-name="T1"> {</text:span></text:p>
      <text:p text:style-name="P6">    <text:span text:style-name="T3">background-color</text:span><text:span text:style-name="T1">: </text:span><text:span text:style-name="T4">#f9f9f9</text:span><text:span text:style-name="T1">;</text:span></text:p>
      <text:p text:style-name="P6">  <text:span text:style-name="T1">}</text:span></text:p>
      <text:p text:style-name="P5">}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4:57:03.477541600</meta:creation-date>
    <dc:date>2025-09-05T14:58:10.629252100</dc:date>
    <meta:editing-duration>PT1M7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29" meta:word-count="286" meta:character-count="2417" meta:non-whitespace-character-count="2064"/>
  </office:meta>
</office:document-meta>
</file>